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rotocol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13831" calcext:value-type="float">
            <text:p>13831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0443" calcext:value-type="float">
            <text:p>10443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3831" calcext:value-type="float">
            <text:p>13831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c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udp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3831" calcext:value-type="float">
            <text:p>13831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udp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udp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Derksen</meta:initial-creator>
    <meta:creation-date>2018-03-16T18:36:47.351942569</meta:creation-date>
    <dc:date>2018-03-16T18:58:21.311019607</dc:date>
    <dc:creator>Tobias Derksen</dc:creator>
    <meta:editing-duration>PT11M23S</meta:editing-duration>
    <meta:editing-cycles>1</meta:editing-cycles>
    <meta:document-statistic meta:table-count="1" meta:cell-count="234" meta:object-count="0"/>
    <meta:generator>LibreOffice/6.0.2.1.0$Linux_X86_64 LibreOffice_project/00m0$Build-1</meta:generator>
  </office:meta>
</office:document-meta>
</file>